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E1DE4D032F4A1EEA96.png" manifest:media-type="image/png"/>
  <manifest:file-entry manifest:full-path="Pictures/1000020100000364000002C5321FC86EF726377A.png" manifest:media-type="image/png"/>
  <manifest:file-entry manifest:full-path="Pictures/10000201000001FD00000276414E4D9FF8B9B2AC.png" manifest:media-type="image/png"/>
  <manifest:file-entry manifest:full-path="Pictures/10000201000004AA000000A811FBD2EA5A079FED.png" manifest:media-type="image/png"/>
  <manifest:file-entry manifest:full-path="Pictures/100000000000023000000259E25556C4195799DF.jpg" manifest:media-type="image/jpeg"/>
  <manifest:file-entry manifest:full-path="Pictures/10000000000000FA000000FA6050608BBED2F414.png" manifest:media-type="image/png"/>
  <manifest:file-entry manifest:full-path="Pictures/1000020100000473000001FFD7B17CA6D7394EEC.png" manifest:media-type="image/png"/>
  <manifest:file-entry manifest:full-path="Pictures/100002010000063D000001AD29577077A4834021.png" manifest:media-type="image/png"/>
  <manifest:file-entry manifest:full-path="Pictures/100002010000012C0000012C2D7548BB2CE763C5.png" manifest:media-type="image/png"/>
  <manifest:file-entry manifest:full-path="Pictures/10000201000003D5000001B5226DE9BAEA86E044.png" manifest:media-type="image/png"/>
  <manifest:file-entry manifest:full-path="Pictures/100000000000015F000000907B05FD599B3E4F3A.png" manifest:media-type="image/png"/>
  <manifest:file-entry manifest:full-path="Pictures/10000201000004A10000017087ACE1D0EC9D1F19.png" manifest:media-type="image/png"/>
  <manifest:file-entry manifest:full-path="Pictures/10000201000003CD00000188245BB379D6DDB48F.png" manifest:media-type="image/png"/>
  <manifest:file-entry manifest:full-path="Pictures/10000201000004A80000024EE8E37B28DE6C76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0"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1"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46"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47"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48"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49"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52"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53"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54" style:family="paragraph" style:parent-style-name="Table_20_Contents">
      <style:paragraph-properties fo:text-align="center" style:justify-single-word="false"/>
      <style:text-properties fo:font-size="12pt" style:font-size-asian="12pt" style:font-size-complex="12pt"/>
    </style:style>
    <style:style style:name="P55"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56"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57"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58"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59"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60"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61"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62"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63"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64"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65"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66"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78"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9"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80"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81"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82"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83"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84"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85"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86"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7"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88" style:family="paragraph" style:parent-style-name="Heading_20_1">
      <style:paragraph-properties fo:break-before="page"/>
    </style:style>
    <style:style style:name="P89" style:family="paragraph">
      <style:paragraph-properties fo:text-align="center"/>
    </style:style>
    <style:style style:name="T1" style:family="text">
      <style:text-properties officeooo:rsid="0024af3d"/>
    </style:style>
    <style:style style:name="T2" style:family="text">
      <style:text-properties officeooo:rsid="00285345"/>
    </style:style>
    <style:style style:name="T3" style:family="text">
      <style:text-properties officeooo:rsid="002a0b41"/>
    </style:style>
    <style:style style:name="T4" style:family="text">
      <style:text-properties officeooo:rsid="002e5ea5"/>
    </style:style>
    <style:style style:name="T5" style:family="text">
      <style:text-properties officeooo:rsid="004320b5"/>
    </style:style>
    <style:style style:name="T6" style:family="text">
      <style:text-properties officeooo:rsid="005cb1b8"/>
    </style:style>
    <style:style style:name="T7" style:family="text">
      <style:text-properties officeooo:rsid="005ed374"/>
    </style:style>
    <style:style style:name="T8" style:family="text">
      <style:text-properties officeooo:rsid="0062b27e"/>
    </style:style>
    <style:style style:name="T9" style:family="text">
      <style:text-properties officeooo:rsid="00649496"/>
    </style:style>
    <style:style style:name="T10" style:family="text">
      <style:text-properties officeooo:rsid="0066119e"/>
    </style:style>
    <style:style style:name="T11" style:family="text">
      <style:text-properties officeooo:rsid="0067b518"/>
    </style:style>
    <style:style style:name="T12" style:family="text">
      <style:text-properties officeooo:rsid="006850e6"/>
    </style:style>
    <style:style style:name="T13" style:family="text">
      <style:text-properties officeooo:rsid="00698ad3"/>
    </style:style>
    <style:style style:name="T14" style:family="text">
      <style:text-properties officeooo:rsid="006af2f1"/>
    </style:style>
    <style:style style:name="T15" style:family="text">
      <style:text-properties officeooo:rsid="006b1f12"/>
    </style:style>
    <style:style style:name="T16" style:family="text">
      <style:text-properties officeooo:rsid="00711c9d"/>
    </style:style>
    <style:style style:name="T17" style:family="text">
      <style:text-properties officeooo:rsid="00727fc9"/>
    </style:style>
    <style:style style:name="T18" style:family="text">
      <style:text-properties officeooo:rsid="0074efc6"/>
    </style:style>
    <style:style style:name="T19" style:family="text">
      <style:text-properties officeooo:rsid="0077f5e8"/>
    </style:style>
    <style:style style:name="T20" style:family="text">
      <style:text-properties officeooo:rsid="009f43a1"/>
    </style:style>
    <style:style style:name="T21" style:family="text">
      <style:text-properties officeooo:rsid="00a0759e"/>
    </style:style>
    <style:style style:name="T22" style:family="text">
      <style:text-properties officeooo:rsid="00ad0d4a"/>
    </style:style>
    <style:style style:name="T23" style:family="text">
      <style:text-properties officeooo:rsid="00d7f445"/>
    </style:style>
    <style:style style:name="T24" style:family="text">
      <style:text-properties officeooo:rsid="00fd990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custom-shape text:anchor-type="paragraph" draw:z-index="3" draw:name="Forma1" draw:style-name="gr1" draw:text-style-name="P89" svg:width="12.616cm" svg:height="12.701cm" svg:x="1.942cm" svg:y="0.46cm"><text:p/><draw:enhanced-geometry svg:viewBox="0 0 21600 21600" draw:type="rectangle" draw:enhanced-path="M 0 0 L 21600 0 21600 21600 0 21600 0 0 Z N"/></draw:custom-shap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line text:anchor-type="paragraph" draw:z-index="4" draw:name="Forma2" draw:style-name="gr2" draw:text-style-name="P89" svg:x1="0.66cm" svg:y1="0.755cm" svg:x2="16.119cm" svg:y2="0.755cm"><text:p/></draw:line></text:p>
      <text:p text:style-name="P32">Price Stalker</text:p>
      <text:p text:style-name="P27"><draw:line text:anchor-type="paragraph" draw:z-index="5" draw:name="Forma2" draw:style-name="gr3" draw:text-style-name="P89" svg:x1="0.66cm" svg:y1="0.452cm" svg:x2="16.119cm" svg:y2="0.452cm"><text:p text:style-name="P89"><text:s/></text:p></draw:line></text:p>
      <text:p text:style-name="P29"/>
      <text:p text:style-name="P29">Cristóbal Cano</text:p>
      <text:p text:style-name="P29"/>
      <text:p text:style-name="P18">CFGS Desenvolupament d’Aplicacions Web</text:p>
      <text:p text:style-name="P19"/>
      <text:p text:style-name="P19"><text:span text:style-name="T7">IES</text:span> Son Ferrer</text:p>
      <text:p text:style-name="P18">Curs 2019/20</text:p>
      <text:p text:style-name="P20"/>
      <text:p text:style-name="P65">Índice</text:p>
      <text:p text:style-name="P2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0"><text:a xlink:type="simple" xlink:href="#__RefHeading___Toc510_2044107793" text:style-name="Index_20_Link" text:visited-style-name="Index_20_Link">1.Datos personales<text:tab/>2</text:a></text:p>
          <text:p text:style-name="P50"><text:a xlink:type="simple" xlink:href="#__RefHeading___Toc656_2044107793" text:style-name="Index_20_Link" text:visited-style-name="Index_20_Link">2.Introducción<text:tab/>3</text:a></text:p>
          <text:p text:style-name="P50"><text:a xlink:type="simple" xlink:href="#__RefHeading___Toc658_2044107793" text:style-name="Index_20_Link" text:visited-style-name="Index_20_Link">3.Planificación temporal del proyecto<text:tab/>4</text:a></text:p>
          <text:p text:style-name="P50"><text:a xlink:type="simple" xlink:href="#__RefHeading___Toc660_2044107793" text:style-name="Index_20_Link" text:visited-style-name="Index_20_Link">4.Análisis de la competencia<text:tab/>5</text:a></text:p>
          <text:p text:style-name="P50"><text:a xlink:type="simple" xlink:href="#__RefHeading___Toc662_2044107793" text:style-name="Index_20_Link" text:visited-style-name="Index_20_Link">5.Recursos<text:tab/>6</text:a></text:p>
          <text:p text:style-name="P50"><text:a xlink:type="simple" xlink:href="#__RefHeading___Toc664_2044107793" text:style-name="Index_20_Link" text:visited-style-name="Index_20_Link">6.Fase de análisis<text:tab/>7</text:a></text:p>
          <text:p text:style-name="P50"><text:a xlink:type="simple" xlink:href="#__RefHeading___Toc666_2044107793" text:style-name="Index_20_Link" text:visited-style-name="Index_20_Link">7.Fase de diseño<text:tab/>10</text:a></text:p>
          <text:p text:style-name="P50"><text:a xlink:type="simple" xlink:href="#__RefHeading___Toc668_2044107793" text:style-name="Index_20_Link" text:visited-style-name="Index_20_Link">8.Fase de pruebas<text:tab/>11</text:a></text:p>
        </text:index-body>
      </text:table-of-content>
      <text:p text:style-name="P28"/>
      <text:h text:style-name="P88" text:outline-level="1"><text:bookmark-start text:name="__RefHeading___Toc510_2044107793"/><text:span text:style-name="T8">1.</text:span>Datos personales<text:bookmark-end text:name="__RefHeading___Toc510_2044107793"/></text:h>
      <text:p text:style-name="P21"/>
      <text:p text:style-name="P3">Alumno: Tofol Cano Morey</text:p>
      <text:p text:style-name="P3">Centro: IES Son Ferrer</text:p>
      <text:h text:style-name="P88" text:outline-level="1"><text:bookmark-start text:name="__RefHeading___Toc656_2044107793"/><text:span text:style-name="T9">2.</text:span>Introducción<text:bookmark-end text:name="__RefHeading___Toc656_2044107793"/></text:h>
      <text:p text:style-name="P22"/>
      <text:p text:style-name="P33"/>
      <text:p text:style-name="P33"/>
      <text:p text:style-name="P33">Con la implementación de este proyecto, <text:span text:style-name="T19">mejoraré significativamente</text:span> la experiencia de los usuarios en la compra online.</text:p>
      <text:p text:style-name="P33"/>
      <text:p text:style-name="P34">La actividad principal que permitirá <text:span text:style-name="T16">realizar</text:span> es <text:span text:style-name="T16">visualizar</text:span> una gráfica con los <text:span text:style-name="T17">diferentes</text:span> precios de <text:span text:style-name="T17">algún</text:span> producto <text:span text:style-name="T17">de una tienda online </text:span>que el usuario elija y avisar al usuario por correo cuando el producto que quiere baja de precio por debajo del que ha introducido el usuario como margen.</text:p>
      <text:p text:style-name="P34"/>
      <text:p text:style-name="P34">El objetivo de la página será avisar al usuario cuando es el mejor momento para comprar un producto para ahorrar en la compra online.</text:p>
      <text:p text:style-name="P34"/>
      <text:p text:style-name="P34">Las operaciones que permitirá realizar son realizar gráficas de precios y automatizar la vigilancia del precio de un producto.</text:p>
      <text:p text:style-name="P34"/>
      <text:p text:style-name="P36">Con la que está cayendo, todo lo que se pueda ahorrar es poco.</text:p>
      <text:p text:style-name="P33"/>
      <text:p text:style-name="P35">Cuando los usuarios de nuestra página web utilicen nuestra página web estos serán capaces de comprar cualquier producto de tiendas online por el mínimo precio posible y siempre por debajo del máximo precio que estarían dispuestos a pagar. <text:span text:style-name="T18">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8">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88" text:outline-level="1"><text:bookmark-start text:name="__RefHeading___Toc658_2044107793"/><text:span text:style-name="T10">3.</text:span>Planificación temporal del proyecto<text:bookmark-end text:name="__RefHeading___Toc658_2044107793"/></text:h>
      <text:p text:style-name="P46"/>
      <text:p text:style-name="P15">Tareas a realizar:</text:p>
      <table:table table:name="Tabla1" table:style-name="Tabla1">
        <table:table-column table:style-name="Tabla1.A" table:number-columns-repeated="3"/>
        <table:table-column table:style-name="Tabla1.D"/>
        <table:table-row>
          <table:table-cell table:style-name="Tabla1.A1" office:value-type="string">
            <text:p text:style-name="P51">Fase</text:p>
          </table:table-cell>
          <table:table-cell table:style-name="Tabla1.A1" office:value-type="string">
            <text:p text:style-name="P51">Tarea</text:p>
          </table:table-cell>
          <table:table-cell table:style-name="Tabla1.A1" office:value-type="string">
            <text:p text:style-name="P51">Horas</text:p>
          </table:table-cell>
          <table:table-cell table:style-name="Tabla1.D1" office:value-type="string">
            <text:p text:style-name="P51">Responsable</text:p>
          </table:table-cell>
        </table:table-row>
        <table:table-row>
          <table:table-cell table:style-name="Tabla1.A16" office:value-type="string">
            <text:p text:style-name="P58">Análisis</text:p>
          </table:table-cell>
          <table:table-cell table:style-name="Tabla1.C16" office:value-type="string">
            <text:p text:style-name="P52">Análisis del problema</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59">Diseño</text:p>
          </table:table-cell>
          <table:table-cell table:style-name="Tabla1.C16" office:value-type="string">
            <text:p text:style-name="P53"><text:bookmark-start text:name="__DdeLink__1000_1878137606"/>Diseño de la base de datos<text:bookmark-end text:name="__DdeLink__1000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5"><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6"><text:bookmark-start text:name="__DdeLink__1008_1878137606"/>Insertar datos e usuarios de ejemplo<text:bookmark-end text:name="__DdeLink__1008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7"><text:bookmark-start text:name="__DdeLink__1016_1878137606"/>Programar login<text:bookmark-end text:name="__DdeLink__1016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7"><text:bookmark-start text:name="__DdeLink__1018_1878137606"/>Programar creación de usuarios<text:bookmark-end text:name="__DdeLink__1018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20_1878137606"/>Programar cerrar sesión<text:bookmark-end text:name="__DdeLink__1020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26_1878137606"/>Programar eliminación de usuario<text:bookmark-end text:name="__DdeLink__1026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3">Programación</text:p>
          </table:table-cell>
          <table:table-cell table:style-name="Tabla1.C16" office:value-type="string">
            <text:p text:style-name="P63"><text:bookmark-start text:name="__DdeLink__1038_1878137606"/>Programar edición de usuario<text:bookmark-end text:name="__DdeLink__1038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32_1878137606"/><text:bookmark-start text:name="__DdeLink__1044_1878137606"/>Programar eliminación de un producto <text:span text:style-name="T22">de una</text:span> lista<text:bookmark-end text:name="__DdeLink__1032_1878137606"/><text:bookmark-end text:name="__DdeLink__1044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46_1878137606"/>Programar <text:s/>visualización de estadísticas de producto<text:bookmark-end text:name="__DdeLink__1046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53_1878137606"/>Programar obtención del precio de varios productos<text:bookmark-end text:name="__DdeLink__1053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6" office:value-type="string">
            <text:p text:style-name="P60">Programación</text:p>
          </table:table-cell>
          <table:table-cell table:style-name="Tabla1.C16" office:value-type="string">
            <text:p text:style-name="P54"><text:bookmark-start text:name="__DdeLink__1068_1878137606"/>Programar frontend<text:bookmark-end text:name="__DdeLink__1068_1878137606"/></text:p>
          </table:table-cell>
          <table:table-cell table:style-name="Tabla1.C16" office:value-type="string">
            <text:p text:style-name="P54"/>
          </table:table-cell>
          <table:table-cell table:style-name="Tabla1.D16" office:value-type="string">
            <text:p text:style-name="P54"/>
          </table:table-cell>
        </table:table-row>
        <table:table-row>
          <table:table-cell table:style-name="Tabla1.A17" office:value-type="string">
            <text:p text:style-name="P60">Programación</text:p>
          </table:table-cell>
          <table:table-cell table:style-name="Tabla1.C17" office:value-type="string">
            <text:p text:style-name="P54"><text:bookmark-start text:name="__DdeLink__1056_1878137606"/>Programar notificación por correo del cambio de precio<text:bookmark-end text:name="__DdeLink__1056_1878137606"/></text:p>
          </table:table-cell>
          <table:table-cell table:style-name="Tabla1.C17" office:value-type="string">
            <text:p text:style-name="P54"/>
          </table:table-cell>
          <table:table-cell table:style-name="Tabla1.D17" office:value-type="string">
            <text:p text:style-name="P54"/>
          </table:table-cell>
        </table:table-row>
        <table:table-row>
          <table:table-cell table:style-name="Tabla1.A18" office:value-type="string">
            <text:p text:style-name="P60">Pruebas</text:p>
          </table:table-cell>
          <table:table-cell table:style-name="Tabla1.C18" office:value-type="string">
            <text:p text:style-name="P61"><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54"/>
          </table:table-cell>
          <table:table-cell table:style-name="Tabla1.D18" office:value-type="string">
            <text:p text:style-name="P54"/>
          </table:table-cell>
        </table:table-row>
        <text:soft-page-break/>
        <table:table-row>
          <table:table-cell table:style-name="Tabla1.A19" office:value-type="string">
            <text:p text:style-name="P62">Producción</text:p>
          </table:table-cell>
          <table:table-cell table:style-name="Tabla1.C19" office:value-type="string">
            <text:p text:style-name="P62"><text:bookmark-start text:name="__DdeLink__1072_1878137606"/>Subir proyecto al servidor<text:bookmark-end text:name="__DdeLink__1072_1878137606"/></text:p>
          </table:table-cell>
          <table:table-cell table:style-name="Tabla1.C19" office:value-type="string">
            <text:p text:style-name="P54"/>
          </table:table-cell>
          <table:table-cell table:style-name="Tabla1.D19" office:value-type="string">
            <text:p text:style-name="P54"/>
          </table:table-cell>
        </table:table-row>
      </table:table>
      <text:p text:style-name="P45"/>
      <text:p text:style-name="P44"/>
      <text:p text:style-name="P43"/>
      <text:p text:style-name="P14"><text:span text:style-name="T20">Lugar previsto de realización</text:span>: <text:span text:style-name="T21">Casa</text:span></text:p>
      <text:p text:style-name="P16"/>
      <text:p text:style-name="P17">Diagrama de Gantt:</text:p>
      <text:p text:style-name="P17"><draw:frame draw:style-name="fr1" draw:name="Imagen4" text:anchor-type="paragraph" svg:width="17cm" svg:height="4.567cm" draw:z-index="6"><draw:image xlink:href="Pictures/100002010000063D000001AD29577077A4834021.png" xlink:type="simple" xlink:show="embed" xlink:actuate="onLoad" loext:mime-type="image/png"/></draw:frame></text:p>
      <text:h text:style-name="P88" text:outline-level="1"><text:bookmark-start text:name="__RefHeading___Toc660_2044107793"/><text:span text:style-name="T11">4.</text:span>Análisis de la competencia<text:bookmark-end text:name="__RefHeading___Toc660_2044107793"/></text:h>
      <text:p text:style-name="P30"/>
      <text:p text:style-name="P66">Otros productos similares:</text:p>
      <text:p text:style-name="P37">Keepa<text:span text:style-name="T1">, CamelCamelCamel, Honey, Wikibuy, CheapShark.</text:span></text:p>
      <text:p text:style-name="P42"/>
      <text:p text:style-name="P38"/>
      <text:p text:style-name="P38"><draw:frame draw:style-name="fr2" draw:name="Imagen5" text:anchor-type="paragraph" svg:width="8.821cm" svg:height="8.821cm" draw:z-index="7"><draw:image xlink:href="Pictures/10000000000000FA000000FA6050608BBED2F414.png" xlink:type="simple" xlink:show="embed" xlink:actuate="onLoad" loext:mime-type="image/png"/></draw:frame></text:p>
      <text:p text:style-name="P47">Keepa.</text:p>
      <text:p text:style-name="P41">Keepa es una extensión de navegador que añade gráficos de historial de precios en la página de compra de los productos de Amazon. <text:span text:style-name="T23">También muestra un resumen de las recientes caídas de precios. </text:span></text:p>
      <text:p text:style-name="P39"><draw:frame draw:style-name="fr3" draw:name="Imagen6" text:anchor-type="paragraph" svg:width="17cm" svg:height="7.572cm" draw:z-index="8"><draw:image xlink:href="Pictures/10000201000003D5000001B5226DE9BAEA86E044.png" xlink:type="simple" xlink:show="embed" xlink:actuate="onLoad" loext:mime-type="image/png"/></draw:frame></text:p>
      <text:p text:style-name="P39"/>
      <text:p text:style-name="P67"><text:soft-page-break/>Permite configurar una vigilancia de precios desde la página del producto y notifica al usuario cuando este baja de precio por debajo del precio especificado por el usuario. </text:p>
      <text:p text:style-name="P40"><draw:frame draw:style-name="fr1" draw:name="Imagen7" text:anchor-type="paragraph" svg:width="17cm" svg:height="6.847cm" draw:z-index="9"><draw:image xlink:href="Pictures/10000201000003CD00000188245BB379D6DDB48F.png" xlink:type="simple" xlink:show="embed" xlink:actuate="onLoad" loext:mime-type="image/png"/></draw:frame></text:p>
      <text:p text:style-name="P68">Tiene un buscador de productos con varios filtros.</text:p>
      <text:p text:style-name="P68">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8"/>
      <text:p text:style-name="P68"/>
      <text:p text:style-name="P69"><draw:frame draw:style-name="fr5" draw:name="Imagen8" text:anchor-type="paragraph" svg:x="3.858cm" svg:y="0cm" svg:width="9.287cm" svg:height="3.81cm" draw:z-index="10"><draw:image xlink:href="Pictures/100000000000015F000000907B05FD599B3E4F3A.png" xlink:type="simple" xlink:show="embed" xlink:actuate="onLoad" loext:mime-type="image/png"/></draw:frame></text:p>
      <text:p text:style-name="P86">CamelCamelCamel.</text:p>
      <text:p text:style-name="P70">CamelCamelCamel es una página web que muestra una gráfica con el historial de precios de los productos de Amazon.</text:p>
      <text:p text:style-name="P70"><draw:frame draw:style-name="fr6" draw:name="Imagen9" text:anchor-type="paragraph" svg:width="17cm" svg:height="8.414cm" draw:z-index="11"><draw:image xlink:href="Pictures/10000201000004A80000024EE8E37B28DE6C7605.png" xlink:type="simple" xlink:show="embed" xlink:actuate="onLoad" loext:mime-type="image/png"/></draw:frame><text:soft-page-break/></text:p>
      <text:p text:style-name="P71">También incluye vigilancia de productos. Poniendo un correo electrónico y un precio, este te notificará cuando el producto baje por debajo del precio especificado</text:p>
      <text:p text:style-name="P72"><draw:frame draw:style-name="fr6" draw:name="Imagen10" text:anchor-type="paragraph" svg:width="17cm" svg:height="2.392cm" draw:z-index="12"><draw:image xlink:href="Pictures/10000201000004AA000000A811FBD2EA5A079FED.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2"><draw:frame draw:style-name="fr1" draw:name="Imagen11" text:anchor-type="paragraph" svg:width="17cm" svg:height="5.279cm" draw:z-index="13"><draw:image xlink:href="Pictures/10000201000004A10000017087ACE1D0EC9D1F19.png" xlink:type="simple" xlink:show="embed" xlink:actuate="onLoad" loext:mime-type="image/png"/></draw:frame></text:p>
      <text:p text:style-name="P87"><draw:frame draw:style-name="fr2" draw:name="Imagen12" text:anchor-type="paragraph" svg:width="7.938cm" svg:height="7.938cm" draw:z-index="14"><draw:image xlink:href="Pictures/100002010000012C0000012C2D7548BB2CE763C5.png" xlink:type="simple" xlink:show="embed" xlink:actuate="onLoad" loext:mime-type="image/png"/></draw:frame><text:soft-page-break/>Honey.</text:p>
      <text:p text:style-name="P73">Honey <text:span text:style-name="T24">es una extensión de navegador cuyas funcionalidades principales son las de encontrar el mejor código de promoción a la hora de comprar un producto.</text:span></text:p>
      <text:p text:style-name="P74">Una de sus otras funcionalidades es Droplist, este permite añadir items de varias tiendas para notificar al usuario cuando un producto baja de precio.</text:p>
      <text:p text:style-name="P75"><draw:frame draw:style-name="fr7" draw:name="Imagen13" text:anchor-type="paragraph" svg:x="4.184cm" svg:y="0.298cm" svg:width="10.019cm" svg:height="10.791cm" draw:z-index="15"><draw:image xlink:href="Pictures/100000000000023000000259E25556C4195799DF.jpg" xlink:type="simple" xlink:show="embed" xlink:actuate="onLoad" loext:mime-type="image/jpeg"/></draw:frame></text:p>
      <text:p text:style-name="P76">Droplist también incluye la típica gráfica con el historial de precios de los productos.</text:p>
      <text:p text:style-name="P76"><draw:frame draw:style-name="fr5" draw:name="Imagen14" text:anchor-type="paragraph" svg:x="0cm" svg:y="0cm" svg:width="17cm" svg:height="7.625cm" draw:z-index="16"><draw:image xlink:href="Pictures/1000020100000473000001FFD7B17CA6D7394EEC.png" xlink:type="simple" xlink:show="embed" xlink:actuate="onLoad" loext:mime-type="image/png"/></draw:frame><text:soft-page-break/></text:p>
      <text:p text:style-name="P75"/>
      <text:p text:style-name="P75"/>
      <text:h text:style-name="P88" text:outline-level="1"><text:bookmark-start text:name="__RefHeading___Toc662_2044107793"/><text:span text:style-name="T12">5.</text:span>Recursos<text:bookmark-end text:name="__RefHeading___Toc662_2044107793"/></text:h>
      <text:p text:style-name="P23"/>
      <text:p text:style-name="P4">Herramientas utilizadas: Java EE IDE, Git Hub, Git Kraken, <text:span text:style-name="T2">etc.</text:span></text:p>
      <text:p text:style-name="P8">Maquinaria: PC personal.</text:p>
      <text:p text:style-name="P4"><text:span text:style-name="T3">Recursos humanos: Yo.</text:span> </text:p>
      <text:h text:style-name="P88" text:outline-level="1"><text:bookmark-start text:name="__RefHeading___Toc664_2044107793"/><text:span text:style-name="T13">6.</text:span>Fase de análisis<text:bookmark-end text:name="__RefHeading___Toc664_2044107793"/></text:h>
      <text:p text:style-name="P24"/>
      <text:p text:style-name="P5">Requisitos:</text:p>
      <text:list xml:id="list1549264520" text:style-name="L1">
        <text:list-item>
          <text:p text:style-name="P77">Login</text:p>
        </text:list-item>
        <text:list-item>
          <text:p text:style-name="P77">Logout</text:p>
        </text:list-item>
        <text:list-item>
          <text:p text:style-name="P77">Registro</text:p>
        </text:list-item>
        <text:list-item>
          <text:p text:style-name="P77">Borrar cuenta</text:p>
        </text:list-item>
        <text:list-item>
          <text:p text:style-name="P77">Ver lista de productos</text:p>
        </text:list-item>
        <text:list-item>
          <text:p text:style-name="P77">Añadir producto a lista</text:p>
        </text:list-item>
        <text:list-item>
          <text:p text:style-name="P77">Quitar producto</text:p>
        </text:list-item>
        <text:list-item>
          <text:p text:style-name="P77">Ver estadísticas del producto</text:p>
        </text:list-item>
        <text:list-item>
          <text:p text:style-name="P77">Obtención automatizad<text:span text:style-name="T4">a</text:span> del precio de <text:span text:style-name="T4">los</text:span> producto<text:span text:style-name="T4">s</text:span></text:p>
        </text:list-item>
        <text:list-item>
          <text:p text:style-name="P78">Notificación del cambio de precio</text:p>
        </text:list-item>
      </text:list>
      <text:p text:style-name="P6"/>
      <text:p text:style-name="P48">Modelo E/R:</text:p>
      <text:p text:style-name="P7"><draw:frame draw:style-name="fr4" draw:name="Imagen1" text:anchor-type="paragraph" svg:width="13.467cm" svg:height="16.669cm" draw:z-index="0"><draw:image xlink:href="Pictures/10000201000001FD00000276414E4D9FF8B9B2AC.png" xlink:type="simple" xlink:show="embed" xlink:actuate="onLoad" loext:mime-type="image/png"/></draw:frame></text:p>
      <text:p text:style-name="P49">Diagrama de flujo:</text:p>
      <text:p text:style-name="P9"><draw:frame draw:style-name="fr1" draw:name="Imagen2" text:anchor-type="paragraph" svg:width="17cm" svg:height="13.885cm" draw:z-index="1"><draw:image xlink:href="Pictures/1000020100000364000002C5321FC86EF726377A.png" xlink:type="simple" xlink:show="embed" xlink:actuate="onLoad" loext:mime-type="image/png"/></draw:frame></text:p>
      <text:h text:style-name="P88" text:outline-level="1"><text:bookmark-start text:name="__RefHeading___Toc666_2044107793"/><text:span text:style-name="T14">7.</text:span>Fase de diseño<text:bookmark-end text:name="__RefHeading___Toc666_2044107793"/></text:h>
      <text:p text:style-name="P25"/>
      <text:p text:style-name="P10">Modelo relacional de la base de datos:</text:p>
      <text:p text:style-name="P10"><draw:frame draw:style-name="fr1" draw:name="Imagen3" text:anchor-type="paragraph" svg:width="17cm" svg:height="8.509cm" draw:z-index="2"><draw:image xlink:href="Pictures/10000201000003C1000001E1DE4D032F4A1EEA96.png" xlink:type="simple" xlink:show="embed" xlink:actuate="onLoad" loext:mime-type="image/png"/></draw:frame></text:p>
      <text:h text:style-name="P88" text:outline-level="1"><text:bookmark-start text:name="__RefHeading___Toc668_2044107793"/><text:span text:style-name="T15">8.</text:span>Fase de pruebas<text:bookmark-end text:name="__RefHeading___Toc668_2044107793"/></text:h>
      <text:p text:style-name="P26"/>
      <text:p text:style-name="P11">Plan de pruebas de los módulos principales.</text:p>
      <text:p text:style-name="P12"/>
      <text:list xml:id="list1544498325" text:style-name="L2">
        <text:list-item>
          <text:p text:style-name="P79">Módulo de Login</text:p>
          <text:list>
            <text:list-item>
              <text:p text:style-name="P79">Datos de entrada:</text:p>
              <text:list>
                <text:list-item>
                  <text:p text:style-name="P79"><text:span text:style-name="T6">Correo electrónico</text:span>: <text:a xlink:type="simple" xlink:href="mailto:tofolcanodaw2@gmail.com" text:style-name="Internet_20_link" text:visited-style-name="Visited_20_Internet_20_Link"><text:span text:style-name="T5">tofolcanodaw2@gmail.com</text:span></text:a></text:p>
                </text:list-item>
                <text:list-item>
                  <text:p text:style-name="P80">Contraseña: “patata24”</text:p>
                </text:list-item>
              </text:list>
            </text:list-item>
            <text:list-item>
              <text:p text:style-name="P81">Salida obtenida:</text:p>
              <text:list>
                <text:list-item>
                  <text:p text:style-name="P81">Página principal con el usuario logueado</text:p>
                </text:list-item>
              </text:list>
            </text:list-item>
            <text:list-item>
              <text:p text:style-name="P83">Resultados esperados:</text:p>
              <text:list>
                <text:list-item>
                  <text:p text:style-name="P82">Página principal con el usuario logueado</text:p>
                </text:list-item>
              </text:list>
            </text:list-item>
            <text:list-item>
              <text:p text:style-name="P84">Conclusión:</text:p>
              <text:list>
                <text:list-item>
                  <text:p text:style-name="P84">Funciona correctamente.</text:p>
                </text:list-item>
              </text:list>
            </text:list-item>
          </text:list>
        </text:list-item>
      </text:list>
      <text:p text:style-name="P13"/>
      <text:list xml:id="list174356056527685" text:continue-numbering="true" text:style-name="L2">
        <text:list-item>
          <text:p text:style-name="P85">Módulo de creación de usuarios</text:p>
          <text:list>
            <text:list-item>
              <text:p text:style-name="P85">Datos de entrada:</text:p>
              <text:list>
                <text:list-item>
                  <text:p text:style-name="P85">Nombre: <text:a xlink:type="simple" xlink:href="mailto:usuario@nuevo.com" text:style-name="Internet_20_link" text:visited-style-name="Visited_20_Internet_20_Link">usuario@nuevo.com</text:a></text:p>
                </text:list-item>
                <text:list-item>
                  <text:p text:style-name="P85">Contraseña: “1234”</text:p>
                </text:list-item>
                <text:list-item>
                  <text:p text:style-name="P85">Contraseña repetida: “1234”</text:p>
                </text:list-item>
              </text:list>
            </text:list-item>
            <text:list-item>
              <text:p text:style-name="P85">Salida obtenida:</text:p>
              <text:list>
                <text:list-item>
                  <text:p text:style-name="P85">Página principal con el nuevo usuario logueado</text:p>
                </text:list-item>
              </text:list>
            </text:list-item>
            <text:list-item>
              <text:p text:style-name="P85">Resultados esperados:</text:p>
              <text:list>
                <text:list-item>
                  <text:p text:style-name="P85">Página principal con el nuevo usuario logueado</text:p>
                </text:list-item>
              </text:list>
            </text:list-item>
            <text:list-item>
              <text:p text:style-name="P85">Conclusión:</text:p>
              <text:list>
                <text:list-item>
                  <text:p text:style-name="P85">Funciona correctamente.</text:p>
                </text:list-item>
              </text:list>
            </text:list-item>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4T17:43:55.002668861</dc:date>
    <meta:editing-duration>P1DT6H42M47S</meta:editing-duration>
    <meta:editing-cycles>238</meta:editing-cycles>
    <meta:generator>LibreOffice/6.0.7.3$Linux_X86_64 LibreOffice_project/00m0$Build-3</meta:generator>
    <meta:document-statistic meta:table-count="1" meta:image-count="14" meta:object-count="0" meta:page-count="19" meta:paragraph-count="130" meta:word-count="1826" meta:character-count="11024" meta:non-whitespace-character-count="9354"/>
  </office:meta>
</office:document-meta>
</file>